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6-1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3-10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0-22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6-17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2-01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0-31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8-08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5-23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3-02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0-26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6-22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2-15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0-14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7-13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6-10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2-01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219054545454" calcext:value-type="float">
            <text:p>2.70219054545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030151724138" calcext:value-type="float">
            <text:p>2.780301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2504" calcext:value-type="float">
            <text:p>2.81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72689655172" calcext:value-type="float">
            <text:p>2.846726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66468" calcext:value-type="float">
            <text:p>2.736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022896551724" calcext:value-type="float">
            <text:p>2.620228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19736" calcext:value-type="float">
            <text:p>2.5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130220689655" calcext:value-type="float">
            <text:p>2.641302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07870967742" calcext:value-type="float">
            <text:p>2.63307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927489655172" calcext:value-type="float">
            <text:p>2.659274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883922580645" calcext:value-type="float">
            <text:p>2.65883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495277419355" calcext:value-type="float">
            <text:p>2.53495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4872" calcext:value-type="float">
            <text:p>2.5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60232258064" calcext:value-type="float">
            <text:p>2.508602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67312" calcext:value-type="float">
            <text:p>2.44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164490322581" calcext:value-type="float">
            <text:p>2.27164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474" calcext:value-type="float">
            <text:p>2.395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4008" calcext:value-type="float">
            <text:p>2.2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805316129032" calcext:value-type="float">
            <text:p>2.31805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04704" calcext:value-type="float">
            <text:p>2.29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035019354839" calcext:value-type="float">
            <text:p>1.72035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682614285714" calcext:value-type="float">
            <text:p>2.146826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627496774193" calcext:value-type="float">
            <text:p>2.126274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611019354839" calcext:value-type="float">
            <text:p>2.08611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87232" calcext:value-type="float">
            <text:p>2.1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39987096774" calcext:value-type="float">
            <text:p>2.14239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00616" calcext:value-type="float">
            <text:p>2.22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11767741936" calcext:value-type="float">
            <text:p>2.10911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79512" calcext:value-type="float">
            <text:p>2.04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659612903226" calcext:value-type="float">
            <text:p>2.01659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6824" calcext:value-type="float">
            <text:p>2.08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24903225806" calcext:value-type="float">
            <text:p>2.06624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488628571429" calcext:value-type="float">
            <text:p>1.97488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836593548387" calcext:value-type="float">
            <text:p>2.01836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093367741935" calcext:value-type="float">
            <text:p>2.160933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2556" calcext:value-type="float">
            <text:p>2.1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83651612903" calcext:value-type="float">
            <text:p>2.15783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81032" calcext:value-type="float">
            <text:p>2.24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56929032258" calcext:value-type="float">
            <text:p>2.17056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757316129032" calcext:value-type="float">
            <text:p>2.28757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48572" calcext:value-type="float">
            <text:p>2.184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26064516129" calcext:value-type="float">
            <text:p>2.03626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106" calcext:value-type="float">
            <text:p>2.13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912632258065" calcext:value-type="float">
            <text:p>2.12912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984442857143" calcext:value-type="float">
            <text:p>2.129844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904258064516" calcext:value-type="float">
            <text:p>2.04904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01470967742" calcext:value-type="float">
            <text:p>2.12101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52712" calcext:value-type="float">
            <text:p>2.19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022219354839" calcext:value-type="float">
            <text:p>2.22022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3742" calcext:value-type="float">
            <text:p>2.253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185883870968" calcext:value-type="float">
            <text:p>2.31185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66167741935" calcext:value-type="float">
            <text:p>2.270661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71584" calcext:value-type="float">
            <text:p>2.20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89625806452" calcext:value-type="float">
            <text:p>2.04589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52512" calcext:value-type="float">
            <text:p>2.03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513264516129" calcext:value-type="float">
            <text:p>2.15513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908055172414" calcext:value-type="float">
            <text:p>2.129080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672038709677" calcext:value-type="float">
            <text:p>2.07672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48144516129" calcext:value-type="float">
            <text:p>2.2148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76232" calcext:value-type="float">
            <text:p>2.21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57744516129" calcext:value-type="float">
            <text:p>2.2757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39552" calcext:value-type="float">
            <text:p>2.33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506296774193" calcext:value-type="float">
            <text:p>2.335062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73393548387" calcext:value-type="float">
            <text:p>2.29573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662" calcext:value-type="float">
            <text:p>2.16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889780645161" calcext:value-type="float">
            <text:p>2.16889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82456" calcext:value-type="float">
            <text:p>2.16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200361290323" calcext:value-type="float">
            <text:p>2.19200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106171428571" calcext:value-type="float">
            <text:p>2.18106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347277419355" calcext:value-type="float">
            <text:p>2.12347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181381818182" calcext:value-type="float">
            <text:p>2.181813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293371428571" calcext:value-type="float">
            <text:p>2.17293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20527272727" calcext:value-type="float">
            <text:p>2.231205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7796" calcext:value-type="float">
            <text:p>2.1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7928" calcext:value-type="float">
            <text:p>2.2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0816" calcext:value-type="float">
            <text:p>2.2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7928" calcext:value-type="float">
            <text:p>2.2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0976" calcext:value-type="float">
            <text:p>2.2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0976" calcext:value-type="float">
            <text:p>2.2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2312" calcext:value-type="float">
            <text:p>2.2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560984426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012" calcext:value-type="float">
            <text:p>2.2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184" meta:object-count="0"/>
    <meta:user-defined meta:name="AppVersion">3.0</meta:user-defined>
  </office:meta>
</office:document-meta>
</file>